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P3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5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6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7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8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9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10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1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13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1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15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16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17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18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19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20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21" style:parent-style-name="Standard" style:family="paragraph">
      <style:text-properties fo:language="de" fo:country="DE"/>
    </style:style>
    <style:style style:name="P22" style:parent-style-name="Standard" style:family="paragraph">
      <style:text-properties fo:language="de" fo:country="DE"/>
    </style:style>
  </office:automatic-styles>
  <office:body>
    <office:text text:use-soft-page-breaks="true">
      <text:p text:style-name="P1">Lohnkosten-Rebecka_Klein</text:p>
      <text:p text:style-name="P2"/>
      <text:p text:style-name="P3">Brutto:<text:s/><text:tab/><text:tab/>2000,-€</text:p>
      <text:p text:style-name="P4">+vL-AG:<text:s/><text:tab/><text:tab/>25,-€</text:p>
      <text:p text:style-name="P5"/>
      <text:p text:style-name="P6">=st+sv Gehalt:<text:tab/><text:tab/>2.025,-€</text:p>
      <text:p text:style-name="P7">-Lohnsteuer:<text:tab/><text:tab/>250,-€</text:p>
      <text:p text:style-name="P8">-Soli:<text:tab/><text:tab/>13,75€</text:p>
      <text:p text:style-name="P9">-KiSt:<text:tab/><text:tab/>20,-€</text:p>
      <text:p text:style-name="P10"/>
      <text:p text:style-name="P11">-KV:<text:tab/><text:tab/>157,95€</text:p>
      <text:p text:style-name="P12">-RV:<text:tab/><text:tab/>188,33€</text:p>
      <text:p text:style-name="P13">-AV:<text:tab/><text:tab/>25,31€</text:p>
      <text:p text:style-name="P14">-PV:<text:tab/><text:tab/>30,88€</text:p>
      <text:p text:style-name="P15"/>
      <text:p text:style-name="P16">Nettogehalt:<text:tab/><text:tab/>1338,78€</text:p>
      <text:p text:style-name="P17">-vS:<text:tab/><text:tab/>40,-€</text:p>
      <text:p text:style-name="P18"/>
      <text:p text:style-name="P19"/>
      <text:p text:style-name="P20">Überweisungsbetrag:<text:tab/>1298,78€</text:p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evin Renhardt</meta:initial-creator>
    <dc:creator>Kevin Tom Reinhardt</dc:creator>
    <meta:creation-date>2019-05-24T09:07:00Z</meta:creation-date>
    <dc:date>2019-05-24T09:07:00Z</dc:date>
    <meta:template xlink:href="Normal" xlink:type="simple"/>
    <meta:editing-cycles>2</meta:editing-cycles>
    <meta:editing-duration>PT0S</meta:editing-duration>
    <meta:document-statistic meta:page-count="1" meta:paragraph-count="1" meta:word-count="35" meta:character-count="259" meta:row-count="1" meta:non-whitespace-character-count="225"/>
  </office:meta>
</office:document-meta>
</file>